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jectModifierPredicate.RejectModifierPredicate( int rejectM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jectModifierPredicate.evaluate(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